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203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7in"/>
    </style:style>
    <style:style style:name="co4" style:family="table-column">
      <style:table-column-properties fo:break-before="auto" style:column-width="0.861in"/>
    </style:style>
    <style:style style:name="co5" style:family="table-column">
      <style:table-column-properties fo:break-before="auto" style:column-width="0.4638in"/>
    </style:style>
    <style:style style:name="co6" style:family="table-column">
      <style:table-column-properties fo:break-before="auto" style:column-width="0.3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6f9d4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8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7" table:default-cell-style-name="Default"/>
        <table:table-column table:style-name="co6" table:default-cell-style-name="Default"/>
        <table:table-column table:style-name="co2" table:default-cell-style-name="Default"/>
        <table:table-column table:style-name="co1" table:number-columns-repeated="16354" table:default-cell-style-name="Default"/>
        <table:table-row table:style-name="ro1">
          <table:table-cell table:style-name="ce1" table:number-columns-repeated="11"/>
          <table:table-cell table:number-columns-repeated="8"/>
          <table:table-cell table:formula="of:=IF([.A1]&lt;&gt;&quot;&quot;;[.A1]&amp;&quot;,(&quot;&amp;ROW() &amp; &quot;0,&quot; &amp; COLUMN()&amp;&quot;0),&quot;;&quot;&quot;)">
            <text:p/>
          </table:table-cell>
          <table:table-cell table:formula="of:=IF([.B1]&lt;&gt;&quot;&quot;;[.B1]&amp;&quot;,(&quot;&amp;ROW() &amp; &quot;0,&quot; &amp; COLUMN()&amp;&quot;0),&quot;;&quot;&quot;)">
            <text:p/>
          </table:table-cell>
          <table:table-cell table:formula="of:=IF([.C1]&lt;&gt;&quot;&quot;;[.C1]&amp;&quot;,(&quot;&amp;ROW() &amp; &quot;0,&quot; &amp; COLUMN()&amp;&quot;0),&quot;;&quot;&quot;)">
            <text:p/>
          </table:table-cell>
          <table:table-cell table:formula="of:=IF([.D1]&lt;&gt;&quot;&quot;;[.D1]&amp;&quot;,(&quot;&amp;ROW() &amp; &quot;0,&quot; &amp; COLUMN()&amp;&quot;0),&quot;;&quot;&quot;)">
            <text:p/>
          </table:table-cell>
          <table:table-cell table:formula="of:=IF([.E1]&lt;&gt;&quot;&quot;;[.E1]&amp;&quot;,(&quot;&amp;ROW() &amp; &quot;0,&quot; &amp; COLUMN()&amp;&quot;0),&quot;;&quot;&quot;)">
            <text:p/>
          </table:table-cell>
          <table:table-cell table:formula="of:=IF([.F1]&lt;&gt;&quot;&quot;;[.F1]&amp;&quot;,(&quot;&amp;ROW() &amp; &quot;0,&quot; &amp; COLUMN()&amp;&quot;0),&quot;;&quot;&quot;)">
            <text:p/>
          </table:table-cell>
          <table:table-cell table:formula="of:=IF([.G1]&lt;&gt;&quot;&quot;;[.G1]&amp;&quot;,(&quot;&amp;ROW() &amp; &quot;0,&quot; &amp; COLUMN()&amp;&quot;0),&quot;;&quot;&quot;)">
            <text:p/>
          </table:table-cell>
          <table:table-cell table:formula="of:=IF([.H1]&lt;&gt;&quot;&quot;;[.H1]&amp;&quot;,(&quot;&amp;ROW() &amp; &quot;0,&quot; &amp; COLUMN()&amp;&quot;0),&quot;;&quot;&quot;)">
            <text:p/>
          </table:table-cell>
          <table:table-cell table:formula="of:=IF([.I1]&lt;&gt;&quot;&quot;;[.I1]&amp;&quot;,(&quot;&amp;ROW() &amp; &quot;0,&quot; &amp; COLUMN()&amp;&quot;0),&quot;;&quot;&quot;)">
            <text:p/>
          </table:table-cell>
          <table:table-cell table:formula="of:=IF([.J1]&lt;&gt;&quot;&quot;;[.J1]&amp;&quot;,(&quot;&amp;ROW() &amp; &quot;0,&quot; &amp; COLUMN()&amp;&quot;0),&quot;;&quot;&quot;)">
            <text:p/>
          </table:table-cell>
          <table:table-cell table:number-columns-repeated="16355"/>
        </table:table-row>
        <table:table-row table:style-name="ro1">
          <table:table-cell table:style-name="ce1" table:number-columns-repeated="11"/>
          <table:table-cell table:number-columns-repeated="8"/>
          <table:table-cell table:formula="of:=IF([.A2]&lt;&gt;&quot;&quot;;[.A2]&amp;&quot;,(&quot;&amp;ROW() &amp; &quot;0,&quot; &amp; COLUMN()&amp;&quot;0),&quot;;&quot;&quot;)">
            <text:p/>
          </table:table-cell>
          <table:table-cell table:formula="of:=IF([.B2]&lt;&gt;&quot;&quot;;[.B2]&amp;&quot;,(&quot;&amp;ROW() &amp; &quot;0,&quot; &amp; COLUMN()&amp;&quot;0),&quot;;&quot;&quot;)">
            <text:p/>
          </table:table-cell>
          <table:table-cell table:formula="of:=IF([.C2]&lt;&gt;&quot;&quot;;[.C2]&amp;&quot;,(&quot;&amp;ROW() &amp; &quot;0,&quot; &amp; COLUMN()&amp;&quot;0),&quot;;&quot;&quot;)">
            <text:p/>
          </table:table-cell>
          <table:table-cell table:formula="of:=IF([.D2]&lt;&gt;&quot;&quot;;[.D2]&amp;&quot;,(&quot;&amp;ROW() &amp; &quot;0,&quot; &amp; COLUMN()&amp;&quot;0),&quot;;&quot;&quot;)">
            <text:p/>
          </table:table-cell>
          <table:table-cell table:formula="of:=IF([.E2]&lt;&gt;&quot;&quot;;[.E2]&amp;&quot;,(&quot;&amp;ROW() &amp; &quot;0,&quot; &amp; COLUMN()&amp;&quot;0),&quot;;&quot;&quot;)">
            <text:p/>
          </table:table-cell>
          <table:table-cell table:formula="of:=IF([.F2]&lt;&gt;&quot;&quot;;[.F2]&amp;&quot;,(&quot;&amp;ROW() &amp; &quot;0,&quot; &amp; COLUMN()&amp;&quot;0),&quot;;&quot;&quot;)">
            <text:p/>
          </table:table-cell>
          <table:table-cell table:formula="of:=IF([.G2]&lt;&gt;&quot;&quot;;[.G2]&amp;&quot;,(&quot;&amp;ROW() &amp; &quot;0,&quot; &amp; COLUMN()&amp;&quot;0),&quot;;&quot;&quot;)">
            <text:p/>
          </table:table-cell>
          <table:table-cell table:formula="of:=IF([.H2]&lt;&gt;&quot;&quot;;[.H2]&amp;&quot;,(&quot;&amp;ROW() &amp; &quot;0,&quot; &amp; COLUMN()&amp;&quot;0),&quot;;&quot;&quot;)">
            <text:p/>
          </table:table-cell>
          <table:table-cell table:formula="of:=IF([.I2]&lt;&gt;&quot;&quot;;[.I2]&amp;&quot;,(&quot;&amp;ROW() &amp; &quot;0,&quot; &amp; COLUMN()&amp;&quot;0),&quot;;&quot;&quot;)">
            <text:p/>
          </table:table-cell>
          <table:table-cell table:formula="of:=IF([.J2]&lt;&gt;&quot;&quot;;[.J2]&amp;&quot;,(&quot;&amp;ROW() &amp; &quot;0,&quot; &amp; COLUMN()&amp;&quot;0),&quot;;&quot;&quot;)">
            <text:p/>
          </table:table-cell>
          <table:table-cell table:number-columns-repeated="16355"/>
        </table:table-row>
        <table:table-row table:style-name="ro1">
          <table:table-cell table:style-name="ce1" table:number-columns-repeated="4"/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table:number-columns-repeated="5"/>
          <table:table-cell table:number-columns-repeated="8"/>
          <table:table-cell table:formula="of:=IF([.A3]&lt;&gt;&quot;&quot;;[.A3]&amp;&quot;,(&quot;&amp;ROW() &amp; &quot;0,&quot; &amp; COLUMN()&amp;&quot;0),&quot;;&quot;&quot;)">
            <text:p/>
          </table:table-cell>
          <table:table-cell table:formula="of:=IF([.B3]&lt;&gt;&quot;&quot;;[.B3]&amp;&quot;,(&quot;&amp;ROW() &amp; &quot;0,&quot; &amp; COLUMN()&amp;&quot;0),&quot;;&quot;&quot;)">
            <text:p/>
          </table:table-cell>
          <table:table-cell table:formula="of:=IF([.C3]&lt;&gt;&quot;&quot;;[.C3]&amp;&quot;,(&quot;&amp;ROW() &amp; &quot;0,&quot; &amp; COLUMN()&amp;&quot;0),&quot;;&quot;&quot;)">
            <text:p/>
          </table:table-cell>
          <table:table-cell table:formula="of:=IF([.D3]&lt;&gt;&quot;&quot;;[.D3]&amp;&quot;,(&quot;&amp;ROW() &amp; &quot;0,&quot; &amp; COLUMN()&amp;&quot;0),&quot;;&quot;&quot;)">
            <text:p/>
          </table:table-cell>
          <table:table-cell table:formula="of:=IF([.E3]&lt;&gt;&quot;&quot;;[.E3]&amp;&quot;,(&quot;&amp;ROW() &amp; &quot;0,&quot; &amp; COLUMN()&amp;&quot;0),&quot;;&quot;&quot;)" office:value-type="string" office:string-value="a,(30,240)," calcext:value-type="string">
            <text:p>a,(30,240),</text:p>
          </table:table-cell>
          <table:table-cell table:formula="of:=IF([.F3]&lt;&gt;&quot;&quot;;[.F3]&amp;&quot;,(&quot;&amp;ROW() &amp; &quot;0,&quot; &amp; COLUMN()&amp;&quot;0),&quot;;&quot;&quot;)" office:value-type="string" office:string-value="b,(30,250)," calcext:value-type="string">
            <text:p>b,(30,250),</text:p>
          </table:table-cell>
          <table:table-cell table:formula="of:=IF([.G3]&lt;&gt;&quot;&quot;;[.G3]&amp;&quot;,(&quot;&amp;ROW() &amp; &quot;0,&quot; &amp; COLUMN()&amp;&quot;0),&quot;;&quot;&quot;)">
            <text:p/>
          </table:table-cell>
          <table:table-cell table:formula="of:=IF([.H3]&lt;&gt;&quot;&quot;;[.H3]&amp;&quot;,(&quot;&amp;ROW() &amp; &quot;0,&quot; &amp; COLUMN()&amp;&quot;0),&quot;;&quot;&quot;)">
            <text:p/>
          </table:table-cell>
          <table:table-cell table:formula="of:=IF([.I3]&lt;&gt;&quot;&quot;;[.I3]&amp;&quot;,(&quot;&amp;ROW() &amp; &quot;0,&quot; &amp; COLUMN()&amp;&quot;0),&quot;;&quot;&quot;)">
            <text:p/>
          </table:table-cell>
          <table:table-cell table:formula="of:=IF([.J3]&lt;&gt;&quot;&quot;;[.J3]&amp;&quot;,(&quot;&amp;ROW() &amp; &quot;0,&quot; &amp; COLUMN()&amp;&quot;0),&quot;;&quot;&quot;)">
            <text:p/>
          </table:table-cell>
          <table:table-cell table:number-columns-repeated="16355"/>
        </table:table-row>
        <table:table-row table:style-name="ro1">
          <table:table-cell table:style-name="ce1" table:number-columns-repeated="4"/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c</text:p>
          </table:table-cell>
          <table:table-cell table:style-name="ce1" table:number-columns-repeated="5"/>
          <table:table-cell table:number-columns-repeated="8"/>
          <table:table-cell table:formula="of:=IF([.A4]&lt;&gt;&quot;&quot;;[.A4]&amp;&quot;,(&quot;&amp;ROW() &amp; &quot;0,&quot; &amp; COLUMN()&amp;&quot;0),&quot;;&quot;&quot;)">
            <text:p/>
          </table:table-cell>
          <table:table-cell table:formula="of:=IF([.B4]&lt;&gt;&quot;&quot;;[.B4]&amp;&quot;,(&quot;&amp;ROW() &amp; &quot;0,&quot; &amp; COLUMN()&amp;&quot;0),&quot;;&quot;&quot;)">
            <text:p/>
          </table:table-cell>
          <table:table-cell table:formula="of:=IF([.C4]&lt;&gt;&quot;&quot;;[.C4]&amp;&quot;,(&quot;&amp;ROW() &amp; &quot;0,&quot; &amp; COLUMN()&amp;&quot;0),&quot;;&quot;&quot;)">
            <text:p/>
          </table:table-cell>
          <table:table-cell table:formula="of:=IF([.D4]&lt;&gt;&quot;&quot;;[.D4]&amp;&quot;,(&quot;&amp;ROW() &amp; &quot;0,&quot; &amp; COLUMN()&amp;&quot;0),&quot;;&quot;&quot;)">
            <text:p/>
          </table:table-cell>
          <table:table-cell table:formula="of:=IF([.E4]&lt;&gt;&quot;&quot;;[.E4]&amp;&quot;,(&quot;&amp;ROW() &amp; &quot;0,&quot; &amp; COLUMN()&amp;&quot;0),&quot;;&quot;&quot;)" office:value-type="string" office:string-value="d,(40,240)," calcext:value-type="string">
            <text:p>d,(40,240),</text:p>
          </table:table-cell>
          <table:table-cell table:formula="of:=IF([.F4]&lt;&gt;&quot;&quot;;[.F4]&amp;&quot;,(&quot;&amp;ROW() &amp; &quot;0,&quot; &amp; COLUMN()&amp;&quot;0),&quot;;&quot;&quot;)" office:value-type="string" office:string-value="c,(40,250)," calcext:value-type="string">
            <text:p>c,(40,250),</text:p>
          </table:table-cell>
          <table:table-cell table:formula="of:=IF([.G4]&lt;&gt;&quot;&quot;;[.G4]&amp;&quot;,(&quot;&amp;ROW() &amp; &quot;0,&quot; &amp; COLUMN()&amp;&quot;0),&quot;;&quot;&quot;)">
            <text:p/>
          </table:table-cell>
          <table:table-cell table:formula="of:=IF([.H4]&lt;&gt;&quot;&quot;;[.H4]&amp;&quot;,(&quot;&amp;ROW() &amp; &quot;0,&quot; &amp; COLUMN()&amp;&quot;0),&quot;;&quot;&quot;)">
            <text:p/>
          </table:table-cell>
          <table:table-cell table:formula="of:=IF([.I4]&lt;&gt;&quot;&quot;;[.I4]&amp;&quot;,(&quot;&amp;ROW() &amp; &quot;0,&quot; &amp; COLUMN()&amp;&quot;0),&quot;;&quot;&quot;)">
            <text:p/>
          </table:table-cell>
          <table:table-cell table:formula="of:=IF([.J4]&lt;&gt;&quot;&quot;;[.J4]&amp;&quot;,(&quot;&amp;ROW() &amp; &quot;0,&quot; &amp; COLUMN()&amp;&quot;0),&quot;;&quot;&quot;)">
            <text:p/>
          </table:table-cell>
          <table:table-cell table:number-columns-repeated="16355"/>
        </table:table-row>
        <table:table-row table:style-name="ro1">
          <table:table-cell table:style-name="ce1" table:number-columns-repeated="11"/>
          <table:table-cell table:number-columns-repeated="8"/>
          <table:table-cell table:formula="of:=IF([.A5]&lt;&gt;&quot;&quot;;[.A5]&amp;&quot;,(&quot;&amp;ROW() &amp; &quot;0,&quot; &amp; COLUMN()&amp;&quot;0),&quot;;&quot;&quot;)">
            <text:p/>
          </table:table-cell>
          <table:table-cell table:formula="of:=IF([.B5]&lt;&gt;&quot;&quot;;[.B5]&amp;&quot;,(&quot;&amp;ROW() &amp; &quot;0,&quot; &amp; COLUMN()&amp;&quot;0),&quot;;&quot;&quot;)">
            <text:p/>
          </table:table-cell>
          <table:table-cell table:formula="of:=IF([.C5]&lt;&gt;&quot;&quot;;[.C5]&amp;&quot;,(&quot;&amp;ROW() &amp; &quot;0,&quot; &amp; COLUMN()&amp;&quot;0),&quot;;&quot;&quot;)">
            <text:p/>
          </table:table-cell>
          <table:table-cell table:formula="of:=IF([.D5]&lt;&gt;&quot;&quot;;[.D5]&amp;&quot;,(&quot;&amp;ROW() &amp; &quot;0,&quot; &amp; COLUMN()&amp;&quot;0),&quot;;&quot;&quot;)">
            <text:p/>
          </table:table-cell>
          <table:table-cell table:formula="of:=IF([.E5]&lt;&gt;&quot;&quot;;[.E5]&amp;&quot;,(&quot;&amp;ROW() &amp; &quot;0,&quot; &amp; COLUMN()&amp;&quot;0),&quot;;&quot;&quot;)">
            <text:p/>
          </table:table-cell>
          <table:table-cell table:formula="of:=IF([.F5]&lt;&gt;&quot;&quot;;[.F5]&amp;&quot;,(&quot;&amp;ROW() &amp; &quot;0,&quot; &amp; COLUMN()&amp;&quot;0),&quot;;&quot;&quot;)">
            <text:p/>
          </table:table-cell>
          <table:table-cell table:formula="of:=IF([.G5]&lt;&gt;&quot;&quot;;[.G5]&amp;&quot;,(&quot;&amp;ROW() &amp; &quot;0,&quot; &amp; COLUMN()&amp;&quot;0),&quot;;&quot;&quot;)">
            <text:p/>
          </table:table-cell>
          <table:table-cell table:formula="of:=IF([.H5]&lt;&gt;&quot;&quot;;[.H5]&amp;&quot;,(&quot;&amp;ROW() &amp; &quot;0,&quot; &amp; COLUMN()&amp;&quot;0),&quot;;&quot;&quot;)">
            <text:p/>
          </table:table-cell>
          <table:table-cell table:formula="of:=IF([.I5]&lt;&gt;&quot;&quot;;[.I5]&amp;&quot;,(&quot;&amp;ROW() &amp; &quot;0,&quot; &amp; COLUMN()&amp;&quot;0),&quot;;&quot;&quot;)">
            <text:p/>
          </table:table-cell>
          <table:table-cell table:formula="of:=IF([.J5]&lt;&gt;&quot;&quot;;[.J5]&amp;&quot;,(&quot;&amp;ROW() &amp; &quot;0,&quot; &amp; COLUMN()&amp;&quot;0),&quot;;&quot;&quot;)">
            <text:p/>
          </table:table-cell>
          <table:table-cell table:number-columns-repeated="16355"/>
        </table:table-row>
        <table:table-row table:style-name="ro1">
          <table:table-cell table:style-name="ce1" table:number-columns-repeated="11"/>
          <table:table-cell table:number-columns-repeated="8"/>
          <table:table-cell table:formula="of:=IF([.A6]&lt;&gt;&quot;&quot;;[.A6]&amp;&quot;,(&quot;&amp;ROW() &amp; &quot;0,&quot; &amp; COLUMN()&amp;&quot;0),&quot;;&quot;&quot;)">
            <text:p/>
          </table:table-cell>
          <table:table-cell table:formula="of:=IF([.B6]&lt;&gt;&quot;&quot;;[.B6]&amp;&quot;,(&quot;&amp;ROW() &amp; &quot;0,&quot; &amp; COLUMN()&amp;&quot;0),&quot;;&quot;&quot;)">
            <text:p/>
          </table:table-cell>
          <table:table-cell table:formula="of:=IF([.C6]&lt;&gt;&quot;&quot;;[.C6]&amp;&quot;,(&quot;&amp;ROW() &amp; &quot;0,&quot; &amp; COLUMN()&amp;&quot;0),&quot;;&quot;&quot;)">
            <text:p/>
          </table:table-cell>
          <table:table-cell table:formula="of:=IF([.D6]&lt;&gt;&quot;&quot;;[.D6]&amp;&quot;,(&quot;&amp;ROW() &amp; &quot;0,&quot; &amp; COLUMN()&amp;&quot;0),&quot;;&quot;&quot;)">
            <text:p/>
          </table:table-cell>
          <table:table-cell table:formula="of:=IF([.E6]&lt;&gt;&quot;&quot;;[.E6]&amp;&quot;,(&quot;&amp;ROW() &amp; &quot;0,&quot; &amp; COLUMN()&amp;&quot;0),&quot;;&quot;&quot;)">
            <text:p/>
          </table:table-cell>
          <table:table-cell table:formula="of:=IF([.F6]&lt;&gt;&quot;&quot;;[.F6]&amp;&quot;,(&quot;&amp;ROW() &amp; &quot;0,&quot; &amp; COLUMN()&amp;&quot;0),&quot;;&quot;&quot;)">
            <text:p/>
          </table:table-cell>
          <table:table-cell table:formula="of:=IF([.G6]&lt;&gt;&quot;&quot;;[.G6]&amp;&quot;,(&quot;&amp;ROW() &amp; &quot;0,&quot; &amp; COLUMN()&amp;&quot;0),&quot;;&quot;&quot;)">
            <text:p/>
          </table:table-cell>
          <table:table-cell table:formula="of:=IF([.H6]&lt;&gt;&quot;&quot;;[.H6]&amp;&quot;,(&quot;&amp;ROW() &amp; &quot;0,&quot; &amp; COLUMN()&amp;&quot;0),&quot;;&quot;&quot;)">
            <text:p/>
          </table:table-cell>
          <table:table-cell table:formula="of:=IF([.I6]&lt;&gt;&quot;&quot;;[.I6]&amp;&quot;,(&quot;&amp;ROW() &amp; &quot;0,&quot; &amp; COLUMN()&amp;&quot;0),&quot;;&quot;&quot;)">
            <text:p/>
          </table:table-cell>
          <table:table-cell table:formula="of:=IF([.J6]&lt;&gt;&quot;&quot;;[.J6]&amp;&quot;,(&quot;&amp;ROW() &amp; &quot;0,&quot; &amp; COLUMN()&amp;&quot;0),&quot;;&quot;&quot;)">
            <text:p/>
          </table:table-cell>
          <table:table-cell table:number-columns-repeated="16355"/>
        </table:table-row>
        <table:table-row table:style-name="ro1">
          <table:table-cell table:style-name="ce1" table:number-columns-repeated="11"/>
          <table:table-cell table:number-columns-repeated="8"/>
          <table:table-cell table:formula="of:=IF([.A7]&lt;&gt;&quot;&quot;;[.A7]&amp;&quot;,(&quot;&amp;ROW() &amp; &quot;0,&quot; &amp; COLUMN()&amp;&quot;0),&quot;;&quot;&quot;)">
            <text:p/>
          </table:table-cell>
          <table:table-cell table:formula="of:=IF([.B7]&lt;&gt;&quot;&quot;;[.B7]&amp;&quot;,(&quot;&amp;ROW() &amp; &quot;0,&quot; &amp; COLUMN()&amp;&quot;0),&quot;;&quot;&quot;)">
            <text:p/>
          </table:table-cell>
          <table:table-cell table:formula="of:=IF([.C7]&lt;&gt;&quot;&quot;;[.C7]&amp;&quot;,(&quot;&amp;ROW() &amp; &quot;0,&quot; &amp; COLUMN()&amp;&quot;0),&quot;;&quot;&quot;)">
            <text:p/>
          </table:table-cell>
          <table:table-cell table:formula="of:=IF([.D7]&lt;&gt;&quot;&quot;;[.D7]&amp;&quot;,(&quot;&amp;ROW() &amp; &quot;0,&quot; &amp; COLUMN()&amp;&quot;0),&quot;;&quot;&quot;)">
            <text:p/>
          </table:table-cell>
          <table:table-cell table:formula="of:=IF([.E7]&lt;&gt;&quot;&quot;;[.E7]&amp;&quot;,(&quot;&amp;ROW() &amp; &quot;0,&quot; &amp; COLUMN()&amp;&quot;0),&quot;;&quot;&quot;)">
            <text:p/>
          </table:table-cell>
          <table:table-cell table:formula="of:=IF([.F7]&lt;&gt;&quot;&quot;;[.F7]&amp;&quot;,(&quot;&amp;ROW() &amp; &quot;0,&quot; &amp; COLUMN()&amp;&quot;0),&quot;;&quot;&quot;)">
            <text:p/>
          </table:table-cell>
          <table:table-cell table:formula="of:=IF([.G7]&lt;&gt;&quot;&quot;;[.G7]&amp;&quot;,(&quot;&amp;ROW() &amp; &quot;0,&quot; &amp; COLUMN()&amp;&quot;0),&quot;;&quot;&quot;)">
            <text:p/>
          </table:table-cell>
          <table:table-cell table:formula="of:=IF([.H7]&lt;&gt;&quot;&quot;;[.H7]&amp;&quot;,(&quot;&amp;ROW() &amp; &quot;0,&quot; &amp; COLUMN()&amp;&quot;0),&quot;;&quot;&quot;)">
            <text:p/>
          </table:table-cell>
          <table:table-cell table:formula="of:=IF([.I7]&lt;&gt;&quot;&quot;;[.I7]&amp;&quot;,(&quot;&amp;ROW() &amp; &quot;0,&quot; &amp; COLUMN()&amp;&quot;0),&quot;;&quot;&quot;)">
            <text:p/>
          </table:table-cell>
          <table:table-cell table:formula="of:=IF([.J7]&lt;&gt;&quot;&quot;;[.J7]&amp;&quot;,(&quot;&amp;ROW() &amp; &quot;0,&quot; &amp; COLUMN()&amp;&quot;0),&quot;;&quot;&quot;)">
            <text:p/>
          </table:table-cell>
          <table:table-cell table:number-columns-repeated="16355"/>
        </table:table-row>
        <table:table-row table:style-name="ro1">
          <table:table-cell table:style-name="ce1" table:number-columns-repeated="11"/>
          <table:table-cell table:number-columns-repeated="8"/>
          <table:table-cell table:formula="of:=IF([.A8]&lt;&gt;&quot;&quot;;[.A8]&amp;&quot;,(&quot;&amp;ROW() &amp; &quot;0,&quot; &amp; COLUMN()&amp;&quot;0),&quot;;&quot;&quot;)">
            <text:p/>
          </table:table-cell>
          <table:table-cell table:formula="of:=IF([.B8]&lt;&gt;&quot;&quot;;[.B8]&amp;&quot;,(&quot;&amp;ROW() &amp; &quot;0,&quot; &amp; COLUMN()&amp;&quot;0),&quot;;&quot;&quot;)">
            <text:p/>
          </table:table-cell>
          <table:table-cell table:formula="of:=IF([.C8]&lt;&gt;&quot;&quot;;[.C8]&amp;&quot;,(&quot;&amp;ROW() &amp; &quot;0,&quot; &amp; COLUMN()&amp;&quot;0),&quot;;&quot;&quot;)">
            <text:p/>
          </table:table-cell>
          <table:table-cell table:formula="of:=IF([.D8]&lt;&gt;&quot;&quot;;[.D8]&amp;&quot;,(&quot;&amp;ROW() &amp; &quot;0,&quot; &amp; COLUMN()&amp;&quot;0),&quot;;&quot;&quot;)">
            <text:p/>
          </table:table-cell>
          <table:table-cell table:formula="of:=IF([.E8]&lt;&gt;&quot;&quot;;[.E8]&amp;&quot;,(&quot;&amp;ROW() &amp; &quot;0,&quot; &amp; COLUMN()&amp;&quot;0),&quot;;&quot;&quot;)">
            <text:p/>
          </table:table-cell>
          <table:table-cell table:formula="of:=IF([.F8]&lt;&gt;&quot;&quot;;[.F8]&amp;&quot;,(&quot;&amp;ROW() &amp; &quot;0,&quot; &amp; COLUMN()&amp;&quot;0),&quot;;&quot;&quot;)">
            <text:p/>
          </table:table-cell>
          <table:table-cell table:formula="of:=IF([.G8]&lt;&gt;&quot;&quot;;[.G8]&amp;&quot;,(&quot;&amp;ROW() &amp; &quot;0,&quot; &amp; COLUMN()&amp;&quot;0),&quot;;&quot;&quot;)">
            <text:p/>
          </table:table-cell>
          <table:table-cell table:formula="of:=IF([.H8]&lt;&gt;&quot;&quot;;[.H8]&amp;&quot;,(&quot;&amp;ROW() &amp; &quot;0,&quot; &amp; COLUMN()&amp;&quot;0),&quot;;&quot;&quot;)">
            <text:p/>
          </table:table-cell>
          <table:table-cell table:formula="of:=IF([.I8]&lt;&gt;&quot;&quot;;[.I8]&amp;&quot;,(&quot;&amp;ROW() &amp; &quot;0,&quot; &amp; COLUMN()&amp;&quot;0),&quot;;&quot;&quot;)">
            <text:p/>
          </table:table-cell>
          <table:table-cell table:formula="of:=IF([.J8]&lt;&gt;&quot;&quot;;[.J8]&amp;&quot;,(&quot;&amp;ROW() &amp; &quot;0,&quot; &amp; COLUMN()&amp;&quot;0),&quot;;&quot;&quot;)">
            <text:p/>
          </table:table-cell>
          <table:table-cell table:number-columns-repeated="16355"/>
        </table:table-row>
        <table:table-row table:style-name="ro1">
          <table:table-cell table:style-name="ce1" table:number-columns-repeated="11"/>
          <table:table-cell table:number-columns-repeated="8"/>
          <table:table-cell table:formula="of:=IF([.A9]&lt;&gt;&quot;&quot;;[.A9]&amp;&quot;,(&quot;&amp;ROW() &amp; &quot;0,&quot; &amp; COLUMN()&amp;&quot;0),&quot;;&quot;&quot;)">
            <text:p/>
          </table:table-cell>
          <table:table-cell table:formula="of:=IF([.B9]&lt;&gt;&quot;&quot;;[.B9]&amp;&quot;,(&quot;&amp;ROW() &amp; &quot;0,&quot; &amp; COLUMN()&amp;&quot;0),&quot;;&quot;&quot;)">
            <text:p/>
          </table:table-cell>
          <table:table-cell table:formula="of:=IF([.C9]&lt;&gt;&quot;&quot;;[.C9]&amp;&quot;,(&quot;&amp;ROW() &amp; &quot;0,&quot; &amp; COLUMN()&amp;&quot;0),&quot;;&quot;&quot;)">
            <text:p/>
          </table:table-cell>
          <table:table-cell table:formula="of:=IF([.D9]&lt;&gt;&quot;&quot;;[.D9]&amp;&quot;,(&quot;&amp;ROW() &amp; &quot;0,&quot; &amp; COLUMN()&amp;&quot;0),&quot;;&quot;&quot;)">
            <text:p/>
          </table:table-cell>
          <table:table-cell table:formula="of:=IF([.E9]&lt;&gt;&quot;&quot;;[.E9]&amp;&quot;,(&quot;&amp;ROW() &amp; &quot;0,&quot; &amp; COLUMN()&amp;&quot;0),&quot;;&quot;&quot;)">
            <text:p/>
          </table:table-cell>
          <table:table-cell table:formula="of:=IF([.F9]&lt;&gt;&quot;&quot;;[.F9]&amp;&quot;,(&quot;&amp;ROW() &amp; &quot;0,&quot; &amp; COLUMN()&amp;&quot;0),&quot;;&quot;&quot;)">
            <text:p/>
          </table:table-cell>
          <table:table-cell table:formula="of:=IF([.G9]&lt;&gt;&quot;&quot;;[.G9]&amp;&quot;,(&quot;&amp;ROW() &amp; &quot;0,&quot; &amp; COLUMN()&amp;&quot;0),&quot;;&quot;&quot;)">
            <text:p/>
          </table:table-cell>
          <table:table-cell table:formula="of:=IF([.H9]&lt;&gt;&quot;&quot;;[.H9]&amp;&quot;,(&quot;&amp;ROW() &amp; &quot;0,&quot; &amp; COLUMN()&amp;&quot;0),&quot;;&quot;&quot;)">
            <text:p/>
          </table:table-cell>
          <table:table-cell table:formula="of:=IF([.I9]&lt;&gt;&quot;&quot;;[.I9]&amp;&quot;,(&quot;&amp;ROW() &amp; &quot;0,&quot; &amp; COLUMN()&amp;&quot;0),&quot;;&quot;&quot;)">
            <text:p/>
          </table:table-cell>
          <table:table-cell table:formula="of:=IF([.J9]&lt;&gt;&quot;&quot;;[.J9]&amp;&quot;,(&quot;&amp;ROW() &amp; &quot;0,&quot; &amp; COLUMN()&amp;&quot;0),&quot;;&quot;&quot;)">
            <text:p/>
          </table:table-cell>
          <table:table-cell table:number-columns-repeated="16355"/>
        </table:table-row>
        <table:table-row table:style-name="ro1">
          <table:table-cell table:style-name="ce1" table:number-columns-repeated="11"/>
          <table:table-cell table:number-columns-repeated="8"/>
          <table:table-cell table:formula="of:=IF([.A10]&lt;&gt;&quot;&quot;;[.A10]&amp;&quot;,(&quot;&amp;ROW() &amp; &quot;0,&quot; &amp; COLUMN()&amp;&quot;0),&quot;;&quot;&quot;)">
            <text:p/>
          </table:table-cell>
          <table:table-cell table:formula="of:=IF([.B10]&lt;&gt;&quot;&quot;;[.B10]&amp;&quot;,(&quot;&amp;ROW() &amp; &quot;0,&quot; &amp; COLUMN()&amp;&quot;0),&quot;;&quot;&quot;)">
            <text:p/>
          </table:table-cell>
          <table:table-cell table:formula="of:=IF([.C10]&lt;&gt;&quot;&quot;;[.C10]&amp;&quot;,(&quot;&amp;ROW() &amp; &quot;0,&quot; &amp; COLUMN()&amp;&quot;0),&quot;;&quot;&quot;)">
            <text:p/>
          </table:table-cell>
          <table:table-cell table:formula="of:=IF([.D10]&lt;&gt;&quot;&quot;;[.D10]&amp;&quot;,(&quot;&amp;ROW() &amp; &quot;0,&quot; &amp; COLUMN()&amp;&quot;0),&quot;;&quot;&quot;)">
            <text:p/>
          </table:table-cell>
          <table:table-cell table:formula="of:=IF([.E10]&lt;&gt;&quot;&quot;;[.E10]&amp;&quot;,(&quot;&amp;ROW() &amp; &quot;0,&quot; &amp; COLUMN()&amp;&quot;0),&quot;;&quot;&quot;)">
            <text:p/>
          </table:table-cell>
          <table:table-cell table:formula="of:=IF([.F10]&lt;&gt;&quot;&quot;;[.F10]&amp;&quot;,(&quot;&amp;ROW() &amp; &quot;0,&quot; &amp; COLUMN()&amp;&quot;0),&quot;;&quot;&quot;)">
            <text:p/>
          </table:table-cell>
          <table:table-cell table:formula="of:=IF([.G10]&lt;&gt;&quot;&quot;;[.G10]&amp;&quot;,(&quot;&amp;ROW() &amp; &quot;0,&quot; &amp; COLUMN()&amp;&quot;0),&quot;;&quot;&quot;)">
            <text:p/>
          </table:table-cell>
          <table:table-cell table:formula="of:=IF([.H10]&lt;&gt;&quot;&quot;;[.H10]&amp;&quot;,(&quot;&amp;ROW() &amp; &quot;0,&quot; &amp; COLUMN()&amp;&quot;0),&quot;;&quot;&quot;)">
            <text:p/>
          </table:table-cell>
          <table:table-cell table:formula="of:=IF([.I10]&lt;&gt;&quot;&quot;;[.I10]&amp;&quot;,(&quot;&amp;ROW() &amp; &quot;0,&quot; &amp; COLUMN()&amp;&quot;0),&quot;;&quot;&quot;)">
            <text:p/>
          </table:table-cell>
          <table:table-cell table:formula="of:=IF([.J10]&lt;&gt;&quot;&quot;;[.J10]&amp;&quot;,(&quot;&amp;ROW() &amp; &quot;0,&quot; &amp; COLUMN()&amp;&quot;0),&quot;;&quot;&quot;)">
            <text:p/>
          </table:table-cell>
          <table:table-cell table:number-columns-repeated="16355"/>
        </table:table-row>
        <table:table-row table:style-name="ro1" table:number-rows-repeated="5">
          <table:table-cell table:number-columns-repeated="16384"/>
        </table:table-row>
        <table:table-row table:style-name="ro1">
          <table:table-cell table:number-columns-repeated="18"/>
          <table:table-cell office:value-type="string" calcext:value-type="string">
            <text:p>a,(30,240),</text:p>
          </table:table-cell>
          <table:table-cell table:formula="of:=FIND(&quot;,&quot;;[.S16])" office:value-type="float" office:value="2" calcext:value-type="float">
            <text:p>2</text:p>
          </table:table-cell>
          <table:table-cell table:formula="of:=MID([.S16];[.T16]+2;LEN([.S16])-5) &amp; &quot;,&quot;" office:value-type="string" office:string-value="30,240," calcext:value-type="string">
            <text:p>30,240,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a,(30,240),</text:p>
          </table:table-cell>
          <table:table-cell table:number-columns-repeated="17"/>
          <table:table-cell office:value-type="string" calcext:value-type="string">
            <text:p>b,(30,250),</text:p>
          </table:table-cell>
          <table:table-cell table:formula="of:=FIND(&quot;,&quot;;[.S17])" office:value-type="float" office:value="2" calcext:value-type="float">
            <text:p>2</text:p>
          </table:table-cell>
          <table:table-cell table:formula="of:=MID([.S17];[.T17]+2;LEN([.S17])-5) &amp; &quot;,&quot;" office:value-type="string" office:string-value="30,250," calcext:value-type="string">
            <text:p>30,250,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b,(30,250),</text:p>
          </table:table-cell>
          <table:table-cell table:number-columns-repeated="17"/>
          <table:table-cell office:value-type="string" calcext:value-type="string">
            <text:p>c,(40,250),</text:p>
          </table:table-cell>
          <table:table-cell table:formula="of:=FIND(&quot;,&quot;;[.S18])" office:value-type="float" office:value="2" calcext:value-type="float">
            <text:p>2</text:p>
          </table:table-cell>
          <table:table-cell table:formula="of:=MID([.S18];[.T18]+2;LEN([.S18])-5) &amp; &quot;,&quot;" office:value-type="string" office:string-value="40,250," calcext:value-type="string">
            <text:p>40,250,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c,(40,250),</text:p>
          </table:table-cell>
          <table:table-cell table:number-columns-repeated="17"/>
          <table:table-cell office:value-type="string" calcext:value-type="string">
            <text:p>d,(40,240),</text:p>
          </table:table-cell>
          <table:table-cell table:formula="of:=FIND(&quot;,&quot;;[.S19])" office:value-type="float" office:value="2" calcext:value-type="float">
            <text:p>2</text:p>
          </table:table-cell>
          <table:table-cell table:formula="of:=MID([.S19];[.T19]+2;LEN([.S19])-5) &amp; &quot;,&quot;" office:value-type="string" office:string-value="40,240," calcext:value-type="string">
            <text:p>40,240,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d,(40,240),</text:p>
          </table:table-cell>
          <table:table-cell table:number-columns-repeated="18"/>
          <table:table-cell table:formula="of:=FIND(&quot;,&quot;;[.S20])" office:value-type="string" office:string-value="" calcext:value-type="error">
            <text:p>#VALUE!</text:p>
          </table:table-cell>
          <table:table-cell table:formula="of:=MID([.S20];[.T20]+2;LEN([.S20])-5) &amp; &quot;,&quot;" office:value-type="string" office:string-value="" calcext:value-type="error">
            <text:p>#VALUE!</text:p>
          </table:table-cell>
          <table:table-cell table:number-columns-repeated="16363"/>
        </table:table-row>
        <table:table-row table:style-name="ro1">
          <table:table-cell table:number-columns-repeated="19"/>
          <table:table-cell table:formula="of:=FIND(&quot;,&quot;;[.S21])" office:value-type="string" office:string-value="" calcext:value-type="error">
            <text:p>#VALUE!</text:p>
          </table:table-cell>
          <table:table-cell table:formula="of:=MID([.S21];[.T21]+2;LEN([.S21])-5) &amp; &quot;,&quot;" office:value-type="string" office:string-value="" calcext:value-type="error">
            <text:p>#VALUE!</text:p>
          </table:table-cell>
          <table:table-cell table:number-columns-repeated="16363"/>
        </table:table-row>
        <table:table-row table:style-name="ro1">
          <table:table-cell table:number-columns-repeated="19"/>
          <table:table-cell table:formula="of:=FIND(&quot;,&quot;;[.S22])" office:value-type="string" office:string-value="" calcext:value-type="error">
            <text:p>#VALUE!</text:p>
          </table:table-cell>
          <table:table-cell table:formula="of:=MID([.S22];[.T22]+2;LEN([.S22])-5) &amp; &quot;,&quot;" office:value-type="string" office:string-value="" calcext:value-type="error">
            <text:p>#VALUE!</text:p>
          </table:table-cell>
          <table:table-cell table:number-columns-repeated="16363"/>
        </table:table-row>
        <table:table-row table:style-name="ro1">
          <table:table-cell table:number-columns-repeated="19"/>
          <table:table-cell table:formula="of:=FIND(&quot;,&quot;;[.S23])" office:value-type="string" office:string-value="" calcext:value-type="error">
            <text:p>#VALUE!</text:p>
          </table:table-cell>
          <table:table-cell table:formula="of:=MID([.S23];[.T23]+2;LEN([.S23])-5) &amp; &quot;,&quot;" office:value-type="string" office:string-value="" calcext:value-type="error">
            <text:p>#VALUE!</text:p>
          </table:table-cell>
          <table:table-cell table:number-columns-repeated="16363"/>
        </table:table-row>
        <table:table-row table:style-name="ro1">
          <table:table-cell table:number-columns-repeated="19"/>
          <table:table-cell table:formula="of:=FIND(&quot;,&quot;;[.S24])" office:value-type="string" office:string-value="" calcext:value-type="error">
            <text:p>#VALUE!</text:p>
          </table:table-cell>
          <table:table-cell table:formula="of:=MID([.S24];[.T24]+2;LEN([.S24])-5) &amp; &quot;,&quot;" office:value-type="string" office:string-value="" calcext:value-type="error">
            <text:p>#VALUE!</text:p>
          </table:table-cell>
          <table:table-cell table:number-columns-repeated="16363"/>
        </table:table-row>
        <table:table-row table:style-name="ro1">
          <table:table-cell table:number-columns-repeated="19"/>
          <table:table-cell table:formula="of:=FIND(&quot;,&quot;;[.S25])" office:value-type="string" office:string-value="" calcext:value-type="error">
            <text:p>#VALUE!</text:p>
          </table:table-cell>
          <table:table-cell table:formula="of:=MID([.S25];[.T25]+2;LEN([.S25])-5) &amp; &quot;,&quot;" office:value-type="string" office:string-value="" calcext:value-type="error">
            <text:p>#VALUE!</text:p>
          </table:table-cell>
          <table:table-cell table:number-columns-repeated="16363"/>
        </table:table-row>
        <table:table-row table:style-name="ro1">
          <table:table-cell table:number-columns-repeated="19"/>
          <table:table-cell table:formula="of:=FIND(&quot;,&quot;;[.S26])" office:value-type="string" office:string-value="" calcext:value-type="error">
            <text:p>#VALUE!</text:p>
          </table:table-cell>
          <table:table-cell table:formula="of:=MID([.S26];[.T26]+2;LEN([.S26])-5) &amp; &quot;,&quot;" office:value-type="string" office:string-value="" calcext:value-type="error">
            <text:p>#VALUE!</text:p>
          </table:table-cell>
          <table:table-cell table:number-columns-repeated="16363"/>
        </table:table-row>
        <table:table-row table:style-name="ro1">
          <table:table-cell table:number-columns-repeated="19"/>
          <table:table-cell table:formula="of:=FIND(&quot;,&quot;;[.S27])" office:value-type="string" office:string-value="" calcext:value-type="error">
            <text:p>#VALUE!</text:p>
          </table:table-cell>
          <table:table-cell table:formula="of:=MID([.S27];[.T27]+2;LEN([.S27])-5) &amp; &quot;,&quot;" office:value-type="string" office:string-value="" calcext:value-type="error">
            <text:p>#VALUE!</text:p>
          </table:table-cell>
          <table:table-cell table:number-columns-repeated="16363"/>
        </table:table-row>
        <table:table-row table:style-name="ro1">
          <table:table-cell table:number-columns-repeated="19"/>
          <table:table-cell table:formula="of:=FIND(&quot;,&quot;;[.S28])" office:value-type="string" office:string-value="" calcext:value-type="error">
            <text:p>#VALUE!</text:p>
          </table:table-cell>
          <table:table-cell table:formula="of:=MID([.S28];[.T28]+2;LEN([.S28])-5) &amp; &quot;,&quot;" office:value-type="string" office:string-value="" calcext:value-type="error">
            <text:p>#VALUE!</text:p>
          </table:table-cell>
          <table:table-cell table:number-columns-repeated="16363"/>
        </table:table-row>
        <table:table-row table:style-name="ro1">
          <table:table-cell table:number-columns-repeated="19"/>
          <table:table-cell table:formula="of:=FIND(&quot;,&quot;;[.S29])" office:value-type="string" office:string-value="" calcext:value-type="error">
            <text:p>#VALUE!</text:p>
          </table:table-cell>
          <table:table-cell table:formula="of:=MID([.S29];[.T29]+2;LEN([.S29])-5) &amp; &quot;,&quot;" office:value-type="string" office:string-value="" calcext:value-type="error">
            <text:p>#VALUE!</text:p>
          </table:table-cell>
          <table:table-cell table:number-columns-repeated="16363"/>
        </table:table-row>
        <table:table-row table:style-name="ro1">
          <table:table-cell table:number-columns-repeated="19"/>
          <table:table-cell table:formula="of:=FIND(&quot;,&quot;;[.S30])" office:value-type="string" office:string-value="" calcext:value-type="error">
            <text:p>#VALUE!</text:p>
          </table:table-cell>
          <table:table-cell table:formula="of:=MID([.S30];[.T30]+2;LEN([.S30])-5) &amp; &quot;,&quot;" office:value-type="string" office:string-value="" calcext:value-type="error">
            <text:p>#VALUE!</text:p>
          </table:table-cell>
          <table:table-cell table:number-columns-repeated="16363"/>
        </table:table-row>
        <table:table-row table:style-name="ro1">
          <table:table-cell table:number-columns-repeated="19"/>
          <table:table-cell table:formula="of:=FIND(&quot;,&quot;;[.S31])" office:value-type="string" office:string-value="" calcext:value-type="error">
            <text:p>#VALUE!</text:p>
          </table:table-cell>
          <table:table-cell table:formula="of:=MID([.S31];[.T31]+2;LEN([.S31])-5) &amp; &quot;,&quot;" office:value-type="string" office:string-value="" calcext:value-type="error">
            <text:p>#VALUE!</text:p>
          </table:table-cell>
          <table:table-cell table:number-columns-repeated="16363"/>
        </table:table-row>
        <table:table-row table:style-name="ro1">
          <table:table-cell table:number-columns-repeated="19"/>
          <table:table-cell table:formula="of:=FIND(&quot;,&quot;;[.S32])" office:value-type="string" office:string-value="" calcext:value-type="error">
            <text:p>#VALUE!</text:p>
          </table:table-cell>
          <table:table-cell table:formula="of:=MID([.S32];[.T32]+2;LEN([.S32])-5) &amp; &quot;,&quot;" office:value-type="string" office:string-value="" calcext:value-type="error">
            <text:p>#VALUE!</text:p>
          </table:table-cell>
          <table:table-cell table:number-columns-repeated="16363"/>
        </table:table-row>
        <table:table-row table:style-name="ro1">
          <table:table-cell table:number-columns-repeated="19"/>
          <table:table-cell table:formula="of:=FIND(&quot;,&quot;;[.S33])" office:value-type="string" office:string-value="" calcext:value-type="error">
            <text:p>#VALUE!</text:p>
          </table:table-cell>
          <table:table-cell table:formula="of:=MID([.S33];[.T33]+2;LEN([.S33])-5) &amp; &quot;,&quot;" office:value-type="string" office:string-value="" calcext:value-type="error">
            <text:p>#VALUE!</text:p>
          </table:table-cell>
          <table:table-cell table:number-columns-repeated="16363"/>
        </table:table-row>
        <table:table-row table:style-name="ro1">
          <table:table-cell table:number-columns-repeated="19"/>
          <table:table-cell table:formula="of:=FIND(&quot;,&quot;;[.S34])" office:value-type="string" office:string-value="" calcext:value-type="error">
            <text:p>#VALUE!</text:p>
          </table:table-cell>
          <table:table-cell table:formula="of:=MID([.S34];[.T34]+2;LEN([.S34])-5) &amp; &quot;,&quot;" office:value-type="string" office:string-value="" calcext:value-type="error">
            <text:p>#VALUE!</text:p>
          </table:table-cell>
          <table:table-cell table:number-columns-repeated="16363"/>
        </table:table-row>
        <table:table-row table:style-name="ro1">
          <table:table-cell table:number-columns-repeated="19"/>
          <table:table-cell table:formula="of:=FIND(&quot;,&quot;;[.S35])" office:value-type="string" office:string-value="" calcext:value-type="error">
            <text:p>#VALUE!</text:p>
          </table:table-cell>
          <table:table-cell table:formula="of:=MID([.S35];[.T35]+2;LEN([.S35])-5) &amp; &quot;,&quot;" office:value-type="string" office:string-value="" calcext:value-type="error">
            <text:p>#VALUE!</text:p>
          </table:table-cell>
          <table:table-cell table:number-columns-repeated="16363"/>
        </table:table-row>
        <table:table-row table:style-name="ro1">
          <table:table-cell table:number-columns-repeated="19"/>
          <table:table-cell table:formula="of:=FIND(&quot;,&quot;;[.S36])" office:value-type="string" office:string-value="" calcext:value-type="error">
            <text:p>#VALUE!</text:p>
          </table:table-cell>
          <table:table-cell table:formula="of:=MID([.S36];[.T36]+2;LEN([.S36])-5) &amp; &quot;,&quot;" office:value-type="string" office:string-value="" calcext:value-type="error">
            <text:p>#VALUE!</text:p>
          </table:table-cell>
          <table:table-cell table:number-columns-repeated="16363"/>
        </table:table-row>
        <table:table-row table:style-name="ro1">
          <table:table-cell table:number-columns-repeated="19"/>
          <table:table-cell table:formula="of:=FIND(&quot;,&quot;;[.S37])" office:value-type="string" office:string-value="" calcext:value-type="error">
            <text:p>#VALUE!</text:p>
          </table:table-cell>
          <table:table-cell table:formula="of:=MID([.S37];[.T37]+2;LEN([.S37])-5) &amp; &quot;,&quot;" office:value-type="string" office:string-value="" calcext:value-type="error">
            <text:p>#VALUE!</text:p>
          </table:table-cell>
          <table:table-cell table:number-columns-repeated="16363"/>
        </table:table-row>
        <table:table-row table:style-name="ro1">
          <table:table-cell table:number-columns-repeated="19"/>
          <table:table-cell table:formula="of:=FIND(&quot;,&quot;;[.S38])" office:value-type="string" office:string-value="" calcext:value-type="error">
            <text:p>#VALUE!</text:p>
          </table:table-cell>
          <table:table-cell table:formula="of:=MID([.S38];[.T38]+2;LEN([.S38])-5) &amp; &quot;,&quot;" office:value-type="string" office:string-value="" calcext:value-type="error">
            <text:p>#VALUE!</text:p>
          </table:table-cell>
          <table:table-cell table:number-columns-repeated="16363"/>
        </table:table-row>
        <table:table-row table:style-name="ro1">
          <table:table-cell table:number-columns-repeated="19"/>
          <table:table-cell table:formula="of:=FIND(&quot;,&quot;;[.S39])" office:value-type="string" office:string-value="" calcext:value-type="error">
            <text:p>#VALUE!</text:p>
          </table:table-cell>
          <table:table-cell table:formula="of:=MID([.S39];[.T39]+2;LEN([.S39])-5) &amp; &quot;,&quot;" office:value-type="string" office:string-value="" calcext:value-type="error">
            <text:p>#VALUE!</text:p>
          </table:table-cell>
          <table:table-cell table:number-columns-repeated="16363"/>
        </table:table-row>
        <table:table-row table:style-name="ro1">
          <table:table-cell table:number-columns-repeated="19"/>
          <table:table-cell table:formula="of:=FIND(&quot;,&quot;;[.S40])" office:value-type="string" office:string-value="" calcext:value-type="error">
            <text:p>#VALUE!</text:p>
          </table:table-cell>
          <table:table-cell table:formula="of:=MID([.S40];[.T40]+2;LEN([.S40])-5) &amp; &quot;,&quot;" office:value-type="string" office:string-value="" calcext:value-type="error">
            <text:p>#VALUE!</text:p>
          </table:table-cell>
          <table:table-cell table:number-columns-repeated="16363"/>
        </table:table-row>
        <table:table-row table:style-name="ro1">
          <table:table-cell table:number-columns-repeated="19"/>
          <table:table-cell table:formula="of:=FIND(&quot;,&quot;;[.S41])" office:value-type="string" office:string-value="" calcext:value-type="error">
            <text:p>#VALUE!</text:p>
          </table:table-cell>
          <table:table-cell table:formula="of:=MID([.S41];[.T41]+2;LEN([.S41])-5) &amp; &quot;,&quot;" office:value-type="string" office:string-value="" calcext:value-type="error">
            <text:p>#VALUE!</text:p>
          </table:table-cell>
          <table:table-cell table:number-columns-repeated="16363"/>
        </table:table-row>
        <table:table-row table:style-name="ro1">
          <table:table-cell table:number-columns-repeated="19"/>
          <table:table-cell table:formula="of:=FIND(&quot;,&quot;;[.S42])" office:value-type="string" office:string-value="" calcext:value-type="error">
            <text:p>#VALUE!</text:p>
          </table:table-cell>
          <table:table-cell table:formula="of:=MID([.S42];[.T42]+2;LEN([.S42])-5) &amp; &quot;,&quot;" office:value-type="string" office:string-value="" calcext:value-type="error">
            <text:p>#VALUE!</text:p>
          </table:table-cell>
          <table:table-cell table:number-columns-repeated="16363"/>
        </table:table-row>
        <table:table-row table:style-name="ro1">
          <table:table-cell table:number-columns-repeated="19"/>
          <table:table-cell table:formula="of:=FIND(&quot;,&quot;;[.S43])" office:value-type="string" office:string-value="" calcext:value-type="error">
            <text:p>#VALUE!</text:p>
          </table:table-cell>
          <table:table-cell table:formula="of:=MID([.S43];[.T43]+2;LEN([.S43])-5) &amp; &quot;,&quot;" office:value-type="string" office:string-value="" calcext:value-type="error">
            <text:p>#VALUE!</text:p>
          </table:table-cell>
          <table:table-cell table:number-columns-repeated="16363"/>
        </table:table-row>
      </table:table>
      <table:table table:name="Sheet2" table:style-name="ta1">
        <table:table-column table:style-name="co2" table:number-columns-repeated="3" table:default-cell-style-name="Default"/>
        <table:table-row table:style-name="ro1" table:number-rows-repeated="6">
          <table:table-cell table:number-columns-repeated="3"/>
        </table:table-row>
        <table:table-row table:style-name="ro1">
          <table:table-cell office:value-type="string" calcext:value-type="string">
            <text:p>a,(100,210),</text:p>
          </table:table-cell>
          <table:table-cell table:formula="of:=FIND(&quot;,&quot;;[.A7])" office:value-type="float" office:value="2" calcext:value-type="float">
            <text:p>2</text:p>
          </table:table-cell>
          <table:table-cell table:formula="of:=MID([.A7];[.B7]+2;LEN([.A7])-5) &amp; &quot;,&quot;" office:value-type="string" office:string-value="100,210," calcext:value-type="string">
            <text:p>100,210,</text:p>
          </table:table-cell>
        </table:table-row>
        <table:table-row table:style-name="ro1">
          <table:table-cell office:value-type="string" calcext:value-type="string">
            <text:p>b,(50,210),</text:p>
          </table:table-cell>
          <table:table-cell table:formula="of:=FIND(&quot;,&quot;;[.A8])" office:value-type="float" office:value="2" calcext:value-type="float">
            <text:p>2</text:p>
          </table:table-cell>
          <table:table-cell table:formula="of:=MID([.A8];[.B8]+2;LEN([.A8])-5) &amp; &quot;,&quot;" office:value-type="string" office:string-value="50,210," calcext:value-type="string">
            <text:p>50,210,</text:p>
          </table:table-cell>
        </table:table-row>
        <table:table-row table:style-name="ro1">
          <table:table-cell office:value-type="string" calcext:value-type="string">
            <text:p>c,(10,250),</text:p>
          </table:table-cell>
          <table:table-cell table:formula="of:=FIND(&quot;,&quot;;[.A9])" office:value-type="float" office:value="2" calcext:value-type="float">
            <text:p>2</text:p>
          </table:table-cell>
          <table:table-cell table:formula="of:=MID([.A9];[.B9]+2;LEN([.A9])-5) &amp; &quot;,&quot;" office:value-type="string" office:string-value="10,250," calcext:value-type="string">
            <text:p>10,250,</text:p>
          </table:table-cell>
        </table:table-row>
        <table:table-row table:style-name="ro1">
          <table:table-cell office:value-type="string" calcext:value-type="string">
            <text:p>d,(50,290),</text:p>
          </table:table-cell>
          <table:table-cell table:formula="of:=FIND(&quot;,&quot;;[.A10])" office:value-type="float" office:value="2" calcext:value-type="float">
            <text:p>2</text:p>
          </table:table-cell>
          <table:table-cell table:formula="of:=MID([.A10];[.B10]+2;LEN([.A10])-5) &amp; &quot;,&quot;" office:value-type="string" office:string-value="50,290," calcext:value-type="string">
            <text:p>50,290,</text:p>
          </table:table-cell>
        </table:table-row>
        <table:table-row table:style-name="ro1">
          <table:table-cell office:value-type="string" calcext:value-type="string">
            <text:p>e,(100,290),</text:p>
          </table:table-cell>
          <table:table-cell table:formula="of:=FIND(&quot;,&quot;;[.A11])" office:value-type="float" office:value="2" calcext:value-type="float">
            <text:p>2</text:p>
          </table:table-cell>
          <table:table-cell table:formula="of:=MID([.A11];[.B11]+2;LEN([.A11])-5) &amp; &quot;,&quot;" office:value-type="string" office:string-value="100,290," calcext:value-type="string">
            <text:p>100,290,</text:p>
          </table:table-cell>
        </table:table-row>
        <table:table-row table:style-name="ro1">
          <table:table-cell office:value-type="string" calcext:value-type="string">
            <text:p>f,(100,230),</text:p>
          </table:table-cell>
          <table:table-cell table:formula="of:=FIND(&quot;,&quot;;[.A12])" office:value-type="float" office:value="2" calcext:value-type="float">
            <text:p>2</text:p>
          </table:table-cell>
          <table:table-cell table:formula="of:=MID([.A12];[.B12]+2;LEN([.A12])-5) &amp; &quot;,&quot;" office:value-type="string" office:string-value="100,230," calcext:value-type="string">
            <text:p>100,230,</text:p>
          </table:table-cell>
        </table:table-row>
        <table:table-row table:style-name="ro1">
          <table:table-cell office:value-type="string" calcext:value-type="string">
            <text:p>g,(70,230),</text:p>
          </table:table-cell>
          <table:table-cell table:formula="of:=FIND(&quot;,&quot;;[.A13])" office:value-type="float" office:value="2" calcext:value-type="float">
            <text:p>2</text:p>
          </table:table-cell>
          <table:table-cell table:formula="of:=MID([.A13];[.B13]+2;LEN([.A13])-5) &amp; &quot;,&quot;" office:value-type="string" office:string-value="70,230," calcext:value-type="string">
            <text:p>70,230,</text:p>
          </table:table-cell>
        </table:table-row>
        <table:table-row table:style-name="ro1">
          <table:table-cell office:value-type="string" calcext:value-type="string">
            <text:p>h,(70,250),</text:p>
          </table:table-cell>
          <table:table-cell table:formula="of:=FIND(&quot;,&quot;;[.A14])" office:value-type="float" office:value="2" calcext:value-type="float">
            <text:p>2</text:p>
          </table:table-cell>
          <table:table-cell table:formula="of:=MID([.A14];[.B14]+2;LEN([.A14])-5) &amp; &quot;,&quot;" office:value-type="string" office:string-value="70,250," calcext:value-type="string">
            <text:p>70,250,</text:p>
          </table:table-cell>
        </table:table-row>
        <table:table-row table:style-name="ro1">
          <table:table-cell office:value-type="string" calcext:value-type="string">
            <text:p>I,(100,250),</text:p>
          </table:table-cell>
          <table:table-cell table:formula="of:=FIND(&quot;,&quot;;[.A15])" office:value-type="float" office:value="2" calcext:value-type="float">
            <text:p>2</text:p>
          </table:table-cell>
          <table:table-cell table:formula="of:=MID([.A15];[.B15]+2;LEN([.A15])-5) &amp; &quot;,&quot;" office:value-type="string" office:string-value="100,250," calcext:value-type="string">
            <text:p>100,250,</text:p>
          </table:table-cell>
        </table:table-row>
        <table:table-row table:style-name="ro1">
          <table:table-cell office:value-type="string" calcext:value-type="string">
            <text:p>j,(100,260),</text:p>
          </table:table-cell>
          <table:table-cell table:formula="of:=FIND(&quot;,&quot;;[.A16])" office:value-type="float" office:value="2" calcext:value-type="float">
            <text:p>2</text:p>
          </table:table-cell>
          <table:table-cell table:formula="of:=MID([.A16];[.B16]+2;LEN([.A16])-5) &amp; &quot;,&quot;" office:value-type="string" office:string-value="100,260," calcext:value-type="string">
            <text:p>100,260,</text:p>
          </table:table-cell>
        </table:table-row>
        <table:table-row table:style-name="ro1">
          <table:table-cell office:value-type="string" calcext:value-type="string">
            <text:p>k,(60,260),</text:p>
          </table:table-cell>
          <table:table-cell table:formula="of:=FIND(&quot;,&quot;;[.A17])" office:value-type="float" office:value="2" calcext:value-type="float">
            <text:p>2</text:p>
          </table:table-cell>
          <table:table-cell table:formula="of:=MID([.A17];[.B17]+2;LEN([.A17])-5) &amp; &quot;,&quot;" office:value-type="string" office:string-value="60,260," calcext:value-type="string">
            <text:p>60,260,</text:p>
          </table:table-cell>
        </table:table-row>
        <table:table-row table:style-name="ro1">
          <table:table-cell/>
          <table:table-cell table:formula="of:=FIND(&quot;,&quot;;[.A18])" office:value-type="string" office:string-value="" calcext:value-type="error">
            <text:p>#VALUE!</text:p>
          </table:table-cell>
          <table:table-cell table:formula="of:=MID([.A18];[.B18]+2;LEN([.A18])-5) &amp; &quot;,&quot;" office:value-type="string" office:string-value="" calcext:value-type="error">
            <text:p>#VALUE!</text:p>
          </table:table-cell>
        </table:table-row>
        <table:table-row table:style-name="ro1">
          <table:table-cell/>
          <table:table-cell table:formula="of:=FIND(&quot;,&quot;;[.A19])" office:value-type="string" office:string-value="" calcext:value-type="error">
            <text:p>#VALUE!</text:p>
          </table:table-cell>
          <table:table-cell table:formula="of:=MID([.A19];[.B19]+2;LEN([.A19])-5) &amp; &quot;,&quot;" office:value-type="string" office:string-value="" calcext:value-type="error">
            <text:p>#VALUE!</text:p>
          </table:table-cell>
        </table:table-row>
        <table:table-row table:style-name="ro1">
          <table:table-cell/>
          <table:table-cell table:formula="of:=FIND(&quot;,&quot;;[.A20])" office:value-type="string" office:string-value="" calcext:value-type="error">
            <text:p>#VALUE!</text:p>
          </table:table-cell>
          <table:table-cell table:formula="of:=MID([.A20];[.B20]+2;LEN([.A20])-5) &amp; &quot;,&quot;" office:value-type="string" office:string-value="" calcext:value-type="error">
            <text:p>#VALUE!</text:p>
          </table:table-cell>
        </table:table-row>
        <table:table-row table:style-name="ro1">
          <table:table-cell/>
          <table:table-cell table:formula="of:=FIND(&quot;,&quot;;[.A21])" office:value-type="string" office:string-value="" calcext:value-type="error">
            <text:p>#VALUE!</text:p>
          </table:table-cell>
          <table:table-cell table:formula="of:=MID([.A21];[.B21]+2;LEN([.A21])-5) &amp; &quot;,&quot;" office:value-type="string" office:string-value="" calcext:value-type="error">
            <text:p>#VALUE!</text:p>
          </table:table-cell>
        </table:table-row>
        <table:table-row table:style-name="ro1">
          <table:table-cell/>
          <table:table-cell table:formula="of:=FIND(&quot;,&quot;;[.A22])" office:value-type="string" office:string-value="" calcext:value-type="error">
            <text:p>#VALUE!</text:p>
          </table:table-cell>
          <table:table-cell table:formula="of:=MID([.A22];[.B22]+2;LEN([.A22])-5) &amp; &quot;,&quot;" office:value-type="string" office:string-value="" calcext:value-type="error">
            <text:p>#VALUE!</text:p>
          </table:table-cell>
        </table:table-row>
        <table:table-row table:style-name="ro1">
          <table:table-cell/>
          <table:table-cell table:formula="of:=FIND(&quot;,&quot;;[.A23])" office:value-type="string" office:string-value="" calcext:value-type="error">
            <text:p>#VALUE!</text:p>
          </table:table-cell>
          <table:table-cell table:formula="of:=MID([.A23];[.B23]+2;LEN([.A23])-5) &amp; &quot;,&quot;" office:value-type="string" office:string-value="" calcext:value-type="error">
            <text:p>#VALUE!</text:p>
          </table:table-cell>
        </table:table-row>
        <table:table-row table:style-name="ro1">
          <table:table-cell/>
          <table:table-cell table:formula="of:=FIND(&quot;,&quot;;[.A24])" office:value-type="string" office:string-value="" calcext:value-type="error">
            <text:p>#VALUE!</text:p>
          </table:table-cell>
          <table:table-cell table:formula="of:=MID([.A24];[.B24]+2;LEN([.A24])-5) &amp; &quot;,&quot;" office:value-type="string" office:string-value="" calcext:value-type="error">
            <text:p>#VALUE!</text:p>
          </table:table-cell>
        </table:table-row>
        <table:table-row table:style-name="ro1">
          <table:table-cell/>
          <table:table-cell table:formula="of:=FIND(&quot;,&quot;;[.A25])" office:value-type="string" office:string-value="" calcext:value-type="error">
            <text:p>#VALUE!</text:p>
          </table:table-cell>
          <table:table-cell table:formula="of:=MID([.A25];[.B25]+2;LEN([.A25])-5) &amp; &quot;,&quot;" office:value-type="string" office:string-value="" calcext:value-type="error">
            <text:p>#VALUE!</text:p>
          </table:table-cell>
        </table:table-row>
        <table:table-row table:style-name="ro1">
          <table:table-cell/>
          <table:table-cell table:formula="of:=FIND(&quot;,&quot;;[.A26])" office:value-type="string" office:string-value="" calcext:value-type="error">
            <text:p>#VALUE!</text:p>
          </table:table-cell>
          <table:table-cell table:formula="of:=MID([.A26];[.B26]+2;LEN([.A26])-5) &amp; &quot;,&quot;" office:value-type="string" office:string-value="" calcext:value-type="error">
            <text:p>#VALUE!</text:p>
          </table:table-cell>
        </table:table-row>
        <table:table-row table:style-name="ro1">
          <table:table-cell/>
          <table:table-cell table:formula="of:=FIND(&quot;,&quot;;[.A27])" office:value-type="string" office:string-value="" calcext:value-type="error">
            <text:p>#VALUE!</text:p>
          </table:table-cell>
          <table:table-cell table:formula="of:=MID([.A27];[.B27]+2;LEN([.A27])-5) &amp; &quot;,&quot;" office:value-type="string" office:string-value="" calcext:value-type="error">
            <text:p>#VALUE!</text:p>
          </table:table-cell>
        </table:table-row>
        <table:table-row table:style-name="ro1">
          <table:table-cell/>
          <table:table-cell table:formula="of:=FIND(&quot;,&quot;;[.A28])" office:value-type="string" office:string-value="" calcext:value-type="error">
            <text:p>#VALUE!</text:p>
          </table:table-cell>
          <table:table-cell table:formula="of:=MID([.A28];[.B28]+2;LEN([.A28])-5) &amp; &quot;,&quot;" office:value-type="string" office:string-value="" calcext:value-type="error">
            <text:p>#VALUE!</text:p>
          </table:table-cell>
        </table:table-row>
        <table:table-row table:style-name="ro1">
          <table:table-cell/>
          <table:table-cell table:formula="of:=FIND(&quot;,&quot;;[.A29])" office:value-type="string" office:string-value="" calcext:value-type="error">
            <text:p>#VALUE!</text:p>
          </table:table-cell>
          <table:table-cell table:formula="of:=MID([.A29];[.B29]+2;LEN([.A29])-5) &amp; &quot;,&quot;" office:value-type="string" office:string-value="" calcext:value-type="error">
            <text:p>#VALUE!</text:p>
          </table:table-cell>
        </table:table-row>
        <table:table-row table:style-name="ro1">
          <table:table-cell/>
          <table:table-cell table:formula="of:=FIND(&quot;,&quot;;[.A30])" office:value-type="string" office:string-value="" calcext:value-type="error">
            <text:p>#VALUE!</text:p>
          </table:table-cell>
          <table:table-cell table:formula="of:=MID([.A30];[.B30]+2;LEN([.A30])-5) &amp; &quot;,&quot;" office:value-type="string" office:string-value="" calcext:value-type="error">
            <text:p>#VALUE!</text:p>
          </table:table-cell>
        </table:table-row>
        <table:table-row table:style-name="ro1">
          <table:table-cell/>
          <table:table-cell table:formula="of:=FIND(&quot;,&quot;;[.A31])" office:value-type="string" office:string-value="" calcext:value-type="error">
            <text:p>#VALUE!</text:p>
          </table:table-cell>
          <table:table-cell table:formula="of:=MID([.A31];[.B31]+2;LEN([.A31])-5) &amp; &quot;,&quot;" office:value-type="string" office:string-value="" calcext:value-type="error">
            <text:p>#VALUE!</text:p>
          </table:table-cell>
        </table:table-row>
        <table:table-row table:style-name="ro1">
          <table:table-cell/>
          <table:table-cell table:formula="of:=FIND(&quot;,&quot;;[.A32])" office:value-type="string" office:string-value="" calcext:value-type="error">
            <text:p>#VALUE!</text:p>
          </table:table-cell>
          <table:table-cell table:formula="of:=MID([.A32];[.B32]+2;LEN([.A32])-5) &amp; &quot;,&quot;" office:value-type="string" office:string-value="" calcext:value-type="error">
            <text:p>#VALUE!</text:p>
          </table:table-cell>
        </table:table-row>
        <table:table-row table:style-name="ro1">
          <table:table-cell/>
          <table:table-cell table:formula="of:=FIND(&quot;,&quot;;[.A33])" office:value-type="string" office:string-value="" calcext:value-type="error">
            <text:p>#VALUE!</text:p>
          </table:table-cell>
          <table:table-cell table:formula="of:=MID([.A33];[.B33]+2;LEN([.A33])-5) &amp; &quot;,&quot;" office:value-type="string" office:string-value="" calcext:value-type="error">
            <text:p>#VALUE!</text:p>
          </table:table-cell>
        </table:table-row>
        <table:table-row table:style-name="ro1">
          <table:table-cell/>
          <table:table-cell table:formula="of:=FIND(&quot;,&quot;;[.A34])" office:value-type="string" office:string-value="" calcext:value-type="error">
            <text:p>#VALUE!</text:p>
          </table:table-cell>
          <table:table-cell table:formula="of:=MID([.A34];[.B34]+2;LEN([.A34])-5) &amp; &quot;,&quot;" office:value-type="string" office:string-value="" calcext:value-type="error">
            <text:p>#VALUE!</text:p>
          </table:table-cell>
        </table:table-row>
        <table:table-row table:style-name="ro1" table:number-rows-repeated="10">
          <table:table-cell table:number-columns-repeated="3"/>
        </table:table-row>
        <table:table-row table:style-name="ro1">
          <table:table-cell office:value-type="string" calcext:value-type="string">
            <text:p>a,(100,210),</text:p>
          </table:table-cell>
          <table:table-cell table:formula="of:=FIND(&quot;,&quot;;[.A45])" office:value-type="float" office:value="2" calcext:value-type="float">
            <text:p>2</text:p>
          </table:table-cell>
          <table:table-cell table:formula="of:=MID([.A45];[.B45]+2;LEN([.A45])-5) &amp; &quot;,&quot;" office:value-type="string" office:string-value="100,210," calcext:value-type="string">
            <text:p>100,210,</text:p>
          </table:table-cell>
        </table:table-row>
        <table:table-row table:style-name="ro1">
          <table:table-cell/>
          <table:table-cell table:formula="of:=FIND(&quot;,&quot;;[.A46])" office:value-type="string" office:string-value="" calcext:value-type="error">
            <text:p>#VALUE!</text:p>
          </table:table-cell>
          <table:table-cell table:formula="of:=MID([.A46];[.B46]+2;LEN([.A46])-5) &amp; &quot;,&quot;" office:value-type="string" office:string-value="" calcext:value-type="error">
            <text:p>#VALUE!</text:p>
          </table:table-cell>
        </table:table-row>
        <table:table-row table:style-name="ro1">
          <table:table-cell/>
          <table:table-cell table:formula="of:=FIND(&quot;,&quot;;[.A47])" office:value-type="string" office:string-value="" calcext:value-type="error">
            <text:p>#VALUE!</text:p>
          </table:table-cell>
          <table:table-cell table:formula="of:=MID([.A47];[.B47]+2;LEN([.A47])-5) &amp; &quot;,&quot;" office:value-type="string" office:string-value="" calcext:value-type="error">
            <text:p>#VALUE!</text:p>
          </table:table-cell>
        </table:table-row>
        <table:table-row table:style-name="ro1">
          <table:table-cell/>
          <table:table-cell table:formula="of:=FIND(&quot;,&quot;;[.A48])" office:value-type="string" office:string-value="" calcext:value-type="error">
            <text:p>#VALUE!</text:p>
          </table:table-cell>
          <table:table-cell table:formula="of:=MID([.A48];[.B48]+2;LEN([.A48])-5) &amp; &quot;,&quot;" office:value-type="string" office:string-value="" calcext:value-type="error">
            <text:p>#VALUE!</text:p>
          </table:table-cell>
        </table:table-row>
        <table:table-row table:style-name="ro1">
          <table:table-cell/>
          <table:table-cell table:formula="of:=FIND(&quot;,&quot;;[.A49])" office:value-type="string" office:string-value="" calcext:value-type="error">
            <text:p>#VALUE!</text:p>
          </table:table-cell>
          <table:table-cell table:formula="of:=MID([.A49];[.B49]+2;LEN([.A49])-5) &amp; &quot;,&quot;" office:value-type="string" office:string-value="" calcext:value-type="error">
            <text:p>#VALUE!</text:p>
          </table:table-cell>
        </table:table-row>
        <table:table-row table:style-name="ro1">
          <table:table-cell/>
          <table:table-cell table:formula="of:=FIND(&quot;,&quot;;[.A50])" office:value-type="string" office:string-value="" calcext:value-type="error">
            <text:p>#VALUE!</text:p>
          </table:table-cell>
          <table:table-cell table:formula="of:=MID([.A50];[.B50]+2;LEN([.A50])-5) &amp; &quot;,&quot;" office:value-type="string" office:string-value="" calcext:value-type="error">
            <text:p>#VALUE!</text:p>
          </table:table-cell>
        </table:table-row>
        <table:table-row table:style-name="ro1">
          <table:table-cell/>
          <table:table-cell table:formula="of:=FIND(&quot;,&quot;;[.A51])" office:value-type="string" office:string-value="" calcext:value-type="error">
            <text:p>#VALUE!</text:p>
          </table:table-cell>
          <table:table-cell table:formula="of:=MID([.A51];[.B51]+2;LEN([.A51])-5) &amp; &quot;,&quot;" office:value-type="string" office:string-value="" calcext:value-type="error">
            <text:p>#VALUE!</text:p>
          </table:table-cell>
        </table:table-row>
        <table:table-row table:style-name="ro1">
          <table:table-cell/>
          <table:table-cell table:formula="of:=FIND(&quot;,&quot;;[.A52])" office:value-type="string" office:string-value="" calcext:value-type="error">
            <text:p>#VALUE!</text:p>
          </table:table-cell>
          <table:table-cell table:formula="of:=MID([.A52];[.B52]+2;LEN([.A52])-5) &amp; &quot;,&quot;" office:value-type="string" office:string-value="" calcext:value-type="error">
            <text:p>#VALUE!</text:p>
          </table:table-cell>
        </table:table-row>
        <table:table-row table:style-name="ro1">
          <table:table-cell/>
          <table:table-cell table:formula="of:=FIND(&quot;,&quot;;[.A53])" office:value-type="string" office:string-value="" calcext:value-type="error">
            <text:p>#VALUE!</text:p>
          </table:table-cell>
          <table:table-cell table:formula="of:=MID([.A53];[.B53]+2;LEN([.A53])-5) &amp; &quot;,&quot;" office:value-type="string" office:string-value="" calcext:value-type="error">
            <text:p>#VALUE!</text:p>
          </table:table-cell>
        </table:table-row>
        <table:table-row table:style-name="ro1">
          <table:table-cell/>
          <table:table-cell table:formula="of:=FIND(&quot;,&quot;;[.A54])" office:value-type="string" office:string-value="" calcext:value-type="error">
            <text:p>#VALUE!</text:p>
          </table:table-cell>
          <table:table-cell table:formula="of:=MID([.A54];[.B54]+2;LEN([.A54])-5) &amp; &quot;,&quot;" office:value-type="string" office:string-value="" calcext:value-type="error">
            <text:p>#VALUE!</text:p>
          </table:table-cell>
        </table:table-row>
        <table:table-row table:style-name="ro1">
          <table:table-cell/>
          <table:table-cell table:formula="of:=FIND(&quot;,&quot;;[.A55])" office:value-type="string" office:string-value="" calcext:value-type="error">
            <text:p>#VALUE!</text:p>
          </table:table-cell>
          <table:table-cell table:formula="of:=MID([.A55];[.B55]+2;LEN([.A55])-5) &amp; &quot;,&quot;" office:value-type="string" office:string-value="" calcext:value-type="error">
            <text:p>#VALUE!</text:p>
          </table:table-cell>
        </table:table-row>
        <table:table-row table:style-name="ro1">
          <table:table-cell/>
          <table:table-cell table:formula="of:=FIND(&quot;,&quot;;[.A56])" office:value-type="string" office:string-value="" calcext:value-type="error">
            <text:p>#VALUE!</text:p>
          </table:table-cell>
          <table:table-cell table:formula="of:=MID([.A56];[.B56]+2;LEN([.A56])-5) &amp; &quot;,&quot;" office:value-type="string" office:string-value="" calcext:value-type="error">
            <text:p>#VALUE!</text:p>
          </table:table-cell>
        </table:table-row>
        <table:table-row table:style-name="ro1">
          <table:table-cell/>
          <table:table-cell table:formula="of:=FIND(&quot;,&quot;;[.A57])" office:value-type="string" office:string-value="" calcext:value-type="error">
            <text:p>#VALUE!</text:p>
          </table:table-cell>
          <table:table-cell table:formula="of:=MID([.A57];[.B57]+2;LEN([.A57])-5) &amp; &quot;,&quot;" office:value-type="string" office:string-value="" calcext:value-type="error">
            <text:p>#VALUE!</text:p>
          </table:table-cell>
        </table:table-row>
        <table:table-row table:style-name="ro1">
          <table:table-cell/>
          <table:table-cell table:formula="of:=FIND(&quot;,&quot;;[.A58])" office:value-type="string" office:string-value="" calcext:value-type="error">
            <text:p>#VALUE!</text:p>
          </table:table-cell>
          <table:table-cell table:formula="of:=MID([.A58];[.B58]+2;LEN([.A58])-5) &amp; &quot;,&quot;" office:value-type="string" office:string-value="" calcext:value-type="error">
            <text:p>#VALUE!</text:p>
          </table:table-cell>
        </table:table-row>
        <table:table-row table:style-name="ro1">
          <table:table-cell/>
          <table:table-cell table:formula="of:=FIND(&quot;,&quot;;[.A59])" office:value-type="string" office:string-value="" calcext:value-type="error">
            <text:p>#VALUE!</text:p>
          </table:table-cell>
          <table:table-cell table:formula="of:=MID([.A59];[.B59]+2;LEN([.A59])-5) &amp; &quot;,&quot;" office:value-type="string" office:string-value="" calcext:value-type="error">
            <text:p>#VALUE!</text:p>
          </table:table-cell>
        </table:table-row>
        <table:table-row table:style-name="ro1">
          <table:table-cell/>
          <table:table-cell table:formula="of:=FIND(&quot;,&quot;;[.A60])" office:value-type="string" office:string-value="" calcext:value-type="error">
            <text:p>#VALUE!</text:p>
          </table:table-cell>
          <table:table-cell table:formula="of:=MID([.A60];[.B60]+2;LEN([.A60])-5) &amp; &quot;,&quot;" office:value-type="string" office:string-value="" calcext:value-type="error">
            <text:p>#VALUE!</text:p>
          </table:table-cell>
        </table:table-row>
        <table:table-row table:style-name="ro1">
          <table:table-cell/>
          <table:table-cell table:formula="of:=FIND(&quot;,&quot;;[.A61])" office:value-type="string" office:string-value="" calcext:value-type="error">
            <text:p>#VALUE!</text:p>
          </table:table-cell>
          <table:table-cell table:formula="of:=MID([.A61];[.B61]+2;LEN([.A61])-5) &amp; &quot;,&quot;" office:value-type="string" office:string-value="" calcext:value-type="error">
            <text:p>#VALUE!</text:p>
          </table:table-cell>
        </table:table-row>
        <table:table-row table:style-name="ro1">
          <table:table-cell/>
          <table:table-cell table:formula="of:=FIND(&quot;,&quot;;[.A62])" office:value-type="string" office:string-value="" calcext:value-type="error">
            <text:p>#VALUE!</text:p>
          </table:table-cell>
          <table:table-cell table:formula="of:=MID([.A62];[.B62]+2;LEN([.A62])-5) &amp; &quot;,&quot;" office:value-type="string" office:string-value="" calcext:value-type="error">
            <text:p>#VALUE!</text:p>
          </table:table-cell>
        </table:table-row>
        <table:table-row table:style-name="ro1">
          <table:table-cell/>
          <table:table-cell table:formula="of:=FIND(&quot;,&quot;;[.A63])" office:value-type="string" office:string-value="" calcext:value-type="error">
            <text:p>#VALUE!</text:p>
          </table:table-cell>
          <table:table-cell table:formula="of:=MID([.A63];[.B63]+2;LEN([.A63])-5) &amp; &quot;,&quot;" office:value-type="string" office:string-value="" calcext:value-type="error">
            <text:p>#VALUE!</text:p>
          </table:table-cell>
        </table:table-row>
        <table:table-row table:style-name="ro1">
          <table:table-cell/>
          <table:table-cell table:formula="of:=FIND(&quot;,&quot;;[.A64])" office:value-type="string" office:string-value="" calcext:value-type="error">
            <text:p>#VALUE!</text:p>
          </table:table-cell>
          <table:table-cell table:formula="of:=MID([.A64];[.B64]+2;LEN([.A64])-5) &amp; &quot;,&quot;" office:value-type="string" office:string-value="" calcext:value-type="error">
            <text:p>#VALUE!</text:p>
          </table:table-cell>
        </table:table-row>
        <table:table-row table:style-name="ro1">
          <table:table-cell/>
          <table:table-cell table:formula="of:=FIND(&quot;,&quot;;[.A65])" office:value-type="string" office:string-value="" calcext:value-type="error">
            <text:p>#VALUE!</text:p>
          </table:table-cell>
          <table:table-cell table:formula="of:=MID([.A65];[.B65]+2;LEN([.A65])-5) &amp; &quot;,&quot;" office:value-type="string" office:string-value="" calcext:value-type="error">
            <text:p>#VALUE!</text:p>
          </table:table-cell>
        </table:table-row>
        <table:table-row table:style-name="ro1">
          <table:table-cell/>
          <table:table-cell table:formula="of:=FIND(&quot;,&quot;;[.A66])" office:value-type="string" office:string-value="" calcext:value-type="error">
            <text:p>#VALUE!</text:p>
          </table:table-cell>
          <table:table-cell table:formula="of:=MID([.A66];[.B66]+2;LEN([.A66])-5) &amp; &quot;,&quot;" office:value-type="string" office:string-value="" calcext:value-type="error">
            <text:p>#VALUE!</text:p>
          </table:table-cell>
        </table:table-row>
        <table:table-row table:style-name="ro1">
          <table:table-cell/>
          <table:table-cell table:formula="of:=FIND(&quot;,&quot;;[.A67])" office:value-type="string" office:string-value="" calcext:value-type="error">
            <text:p>#VALUE!</text:p>
          </table:table-cell>
          <table:table-cell table:formula="of:=MID([.A67];[.B67]+2;LEN([.A67])-5) &amp; &quot;,&quot;" office:value-type="string" office:string-value="" calcext:value-type="error">
            <text:p>#VALUE!</text:p>
          </table:table-cell>
        </table:table-row>
        <table:table-row table:style-name="ro1">
          <table:table-cell/>
          <table:table-cell table:formula="of:=FIND(&quot;,&quot;;[.A68])" office:value-type="string" office:string-value="" calcext:value-type="error">
            <text:p>#VALUE!</text:p>
          </table:table-cell>
          <table:table-cell table:formula="of:=MID([.A68];[.B68]+2;LEN([.A68])-5) &amp; &quot;,&quot;" office:value-type="string" office:string-value="" calcext:value-type="error">
            <text:p>#VALUE!</text:p>
          </table:table-cell>
        </table:table-row>
        <table:table-row table:style-name="ro1">
          <table:table-cell/>
          <table:table-cell table:formula="of:=FIND(&quot;,&quot;;[.A69])" office:value-type="string" office:string-value="" calcext:value-type="error">
            <text:p>#VALUE!</text:p>
          </table:table-cell>
          <table:table-cell table:formula="of:=MID([.A69];[.B69]+2;LEN([.A69])-5) &amp; &quot;,&quot;" office:value-type="string" office:string-value="" calcext:value-type="error">
            <text:p>#VALUE!</text:p>
          </table:table-cell>
        </table:table-row>
        <table:table-row table:style-name="ro1">
          <table:table-cell/>
          <table:table-cell table:formula="of:=FIND(&quot;,&quot;;[.A70])" office:value-type="string" office:string-value="" calcext:value-type="error">
            <text:p>#VALUE!</text:p>
          </table:table-cell>
          <table:table-cell table:formula="of:=MID([.A70];[.B70]+2;LEN([.A70])-5) &amp; &quot;,&quot;" office:value-type="string" office:string-value="" calcext:value-type="error">
            <text:p>#VALUE!</text:p>
          </table:table-cell>
        </table:table-row>
        <table:table-row table:style-name="ro1">
          <table:table-cell/>
          <table:table-cell table:formula="of:=FIND(&quot;,&quot;;[.A71])" office:value-type="string" office:string-value="" calcext:value-type="error">
            <text:p>#VALUE!</text:p>
          </table:table-cell>
          <table:table-cell table:formula="of:=MID([.A71];[.B71]+2;LEN([.A71])-5) &amp; &quot;,&quot;" office:value-type="string" office:string-value="" calcext:value-type="error">
            <text:p>#VALUE!</text:p>
          </table:table-cell>
        </table:table-row>
        <table:table-row table:style-name="ro1">
          <table:table-cell/>
          <table:table-cell table:formula="of:=FIND(&quot;,&quot;;[.A72])" office:value-type="string" office:string-value="" calcext:value-type="error">
            <text:p>#VALUE!</text:p>
          </table:table-cell>
          <table:table-cell table:formula="of:=MID([.A72];[.B72]+2;LEN([.A72])-5) &amp; &quot;,&quot;" office:value-type="string" office:string-value="" calcext:value-type="error">
            <text:p>#VALUE!</text:p>
          </table:table-cell>
        </table:table-row>
      </table:table>
      <table:table table:name="Sheet3" table:style-name="ta1">
        <table:table-column table:style-name="co2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Sheet1.A17:Sheet1.A20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Sheet2.A54:Sheet2.C10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0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03T16:52:03.124000000</meta:creation-date>
    <dc:date>2024-12-03T17:38:36.264000000</dc:date>
    <meta:editing-duration>PT8M24S</meta:editing-duration>
    <meta:editing-cycles>1</meta:editing-cycles>
    <meta:document-statistic meta:table-count="3" meta:cell-count="292" meta:object-count="0"/>
    <meta:generator>LibreOffice/24.8.3.2$Windows_X86_64 LibreOffice_project/48a6bac9e7e268aeb4c3483fcf825c94556d9f92</meta:generator>
  </office:meta>
</office:document-meta>
</file>